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977cm" svg:height="8.424cm" svg:x="0.023cm" svg:y="1.0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09-22T14:45:07.485773234</dc:date>
    <meta:editing-duration>PT5M47S</meta:editing-duration>
    <meta:editing-cycles>22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978cm" svg:height="8.425cm" xlink:href="." xlink:type="simple" chart:class="chart:scatter" chart:style-name="ch1">
        <chart:plot-area chart:style-name="ch2" chart:data-source-has-labels="both" svg:x="0.299cm" svg:y="0.168cm" svg:width="14.38cm" svg:height="8.089cm">
          <chartooo:coordinate-region svg:x="0.841cm" svg:y="0.367cm" svg:width="13.744cm" svg:height="7.691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3.50522672017545">
                <text:p>3.50522672017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14330717991599">
                <text:p>2.143307179915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251162078117254">
                <text:p>0.251162078117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.70311716626029">
                <text:p>-1.703117166260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3.719105943553">
                <text:p>-3.7191059435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2.54969595899476">
                <text:p>-2.54969595899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749525258342899">
                <text:p>-0.749525258342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2.91587450968564">
                <text:p>2.915874509685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2.91587450968564">
                <text:p>2.915874509685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7495252583429">
                <text:p>-0.7495252583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2.54969595899476">
                <text:p>-2.54969595899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3.71910594355301">
                <text:p>-3.719105943553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7031171662603">
                <text:p>-1.70311716626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25116207811725">
                <text:p>0.251162078117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2.14330717991599">
                <text:p>2.143307179915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3.50522672017545">
                <text:p>3.505226720175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3.50522672017545">
                <text:p>3.505226720175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2.14330717991598">
                <text:p>2.143307179915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251162078117247">
                <text:p>0.2511620781172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70311716626029">
                <text:p>-1.703117166260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3.719105943553">
                <text:p>-3.7191059435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2.54969595899475">
                <text:p>-2.549695958994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74952525834289">
                <text:p>-0.749525258342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.91587450968565">
                <text:p>2.91587450968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3.87433264451453">
                <text:p>3.874332644514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2.91587450968565">
                <text:p>2.915874509685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749525258342898">
                <text:p>-0.7495252583428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2.54969595899475">
                <text:p>-2.549695958994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3.719105943553">
                <text:p>-3.7191059435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70311716626029">
                <text:p>-1.703117166260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251162078117255">
                <text:p>0.2511620781172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.14330717991598">
                <text:p>2.14330717991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3.50522672017545">
                <text:p>3.505226720175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3.50522672017545">
                <text:p>3.505226720175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.14330717991599">
                <text:p>2.143307179915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251162078117249">
                <text:p>0.2511620781172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7031171662603">
                <text:p>-1.70311716626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3.2360679774998">
                <text:p>-3.2360679774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3.71910594355301">
                <text:p>-3.719105943553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2.54969595899477">
                <text:p>-2.549695958994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749525258342906">
                <text:p>-0.7495252583429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2.91587450968564">
                <text:p>2.915874509685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3.87433264451453">
                <text:p>3.874332644514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2.91587450968564">
                <text:p>2.915874509685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74952525834291">
                <text:p>-0.749525258342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2.54969595899476">
                <text:p>-2.549695958994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3.719105943553">
                <text:p>-3.7191059435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70311716626031">
                <text:p>-1.703117166260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251162078117254">
                <text:p>0.2511620781172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2.14330717991598">
                <text:p>2.143307179915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3.50522672017546">
                <text:p>3.505226720175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3.50522672017546">
                <text:p>3.505226720175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2.14330717991599">
                <text:p>2.143307179915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251162078117265">
                <text:p>0.2511620781172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7031171662603">
                <text:p>-1.70311716626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3.71910594355301">
                <text:p>-3.719105943553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2.54969595899475">
                <text:p>-2.549695958994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749525258342894">
                <text:p>-0.7495252583428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23606797749981">
                <text:p>1.236067977499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2.91587450968563">
                <text:p>2.915874509685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3.87433264451453">
                <text:p>3.874332644514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2.91587450968564">
                <text:p>2.915874509685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2360679774998">
                <text:p>1.23606797749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749525258342908">
                <text:p>-0.7495252583429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2.54969595899474">
                <text:p>-2.549695958994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3.719105943553">
                <text:p>-3.7191059435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70311716626031">
                <text:p>-1.703117166260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251162078117252">
                <text:p>0.2511620781172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.14330717991597">
                <text:p>2.143307179915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3.50522672017546">
                <text:p>3.505226720175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